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73A80000238F5B9E7597.svm"/>
  <manifest:file-entry manifest:media-type="" manifest:full-path="Pictures/20000E8600005CE00000531CB2E68098.svm"/>
  <manifest:file-entry manifest:media-type="" manifest:full-path="Pictures/2000062400005CE00000531C767DC2E5.svm"/>
  <manifest:file-entry manifest:media-type="" manifest:full-path="Pictures/2000000900007BED0000212E74FABA3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1.005cm" fo:margin-right="0cm" fo:text-align="start" style:justify-single-word="false" fo:text-indent="0cm" style:auto-text-indent="false"/>
    </style:style>
    <style:style style:name="P5" style:family="paragraph" style:parent-style-name="Standard" style:list-style-name="L4">
      <style:paragraph-properties fo:margin-left="1.005cm" fo:margin-right="0cm" fo:text-align="start" style:justify-single-word="false" fo:text-indent="0cm" style:auto-text-indent="false"/>
    </style:style>
    <style:style style:name="P6" style:family="paragraph" style:parent-style-name="Standard" style:list-style-name="L5">
      <style:paragraph-properties fo:margin-left="1.005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1" style:list-style-name="L1">
      <style:paragraph-properties fo:margin-left="0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P2 DEBIT 2 </text:p>
      <text:p text:style-name="P1"/>
      <text:p text:style-name="P1">GRAPIN GONZALEZ</text:p>
      <text:p text:style-name="P1"/>
      <text:p text:style-name="P1"/>
      <text:p text:style-name="P2">1.</text:p>
      <text:p text:style-name="P1"/>
      <text:list xml:id="list20361614" text:style-name="L1">
        <text:list-header>
          <text:p text:style-name="P8"><text:s text:c="7"/>FV :-burkert</text:p>
          <text:p text:style-name="P4"><text:s text:c="7"/>-pnvak-8bar</text:p>
          <text:p text:style-name="P4"><text:s text:c="7"/>-8bar, 24v, DC</text:p>
        </text:list-header>
      </text:list>
      <text:p text:style-name="P3">FT:-kobold</text:p>
      <text:p text:style-name="P3"><text:s text:c="6"/>-dfm4</text:p>
      <text:p text:style-name="P3"><text:s text:c="6"/>-4;20mA ,DC, 10bar, 2,5L/min</text:p>
      <text:p text:style-name="P3">FIC:-Burkert</text:p>
      <text:p text:style-name="P3"><text:s text:c="5"/>-00178354</text:p>
      <text:p text:style-name="P3"><text:s text:c="5"/>-12624V, DC, 200-1000mA, 10-60°C </text:p>
      <text:p text:style-name="P7"/>
      <text:p text:style-name="P7">2.</text:p>
      <text:p text:style-name="P7"><text:s text:c="5"/>FT : 2 fils</text:p>
      <text:p text:style-name="P7"><text:s text:c="5"/>FIC : 4 fils</text:p>
      <text:p text:style-name="P7">3.Le FT mesure le débit à l'entrée du circuit grâce à une hélice qui est reliée qui est reliée à un moteur électrique qui envoie une intensité comprise entre 4 et 20 mA durant son fonctionnement,</text:p>
      <text:p text:style-name="P7">Le FIC reçoit l'information et la consigne et donne la commande à la vanne de réglage,</text:p>
      <text:p text:style-name="P7"><text:s text:c="3"/></text:p>
      <text:p text:style-name="P7">4.</text:p>
      <text:p text:style-name="P7"><text:tab/>-la pression</text:p>
      <text:p text:style-name="P7"><text:tab/>-le débit </text:p>
      <text:p text:style-name="P7"><text:tab/>-la vanne FV</text:p>
      <text:p text:style-name="P7"><text:tab/>-pression d'entrée</text:p>
      <text:p text:style-name="P7"/>
      <text:list xml:id="list21506352" text:style-name="L3">
        <text:list-item>
          <text:p text:style-name="P9">une pression entre dans le circuit d'eau, mesuré par le FT, qui envoie sa mesure au FIC, qui en fonction envoie une commande à la vanne FV.</text:p>
        </text:list-item>
        <text:list-item>
          <text:p text:style-name="P9"/>
        </text:list-item>
      </text:list>
      <text:p text:style-name="P3"/>
      <text:list xml:id="list22626475" text:continue-list="list20361614" text:style-name="L1">
        <text:list-header>
          <text:p text:style-name="P8"><draw:frame draw:style-name="fr1" draw:name="images1" text:anchor-type="paragraph" svg:x="0.265cm" svg:y="0.222cm" svg:width="16.228cm" svg:height="4.053cm" draw:z-index="0"><draw:image xlink:href="Pictures/2000000900007BED0000212E74FABA3C.svm" xlink:type="simple" xlink:show="embed" xlink:actuate="onLoad"/></draw:frame>7.</text:p>
          <text:p text:style-name="P8"><draw:frame draw:style-name="fr1" draw:name="images2" text:anchor-type="paragraph" svg:x="1.579cm" svg:y="0.011cm" svg:width="13.843cm" svg:height="3.39cm" draw:z-index="1"><draw:image xlink:href="Pictures/20000009000073A80000238F5B9E7597.svm" xlink:type="simple" xlink:show="embed" xlink:actuate="onLoad"/></draw:frame></text:p>
          <text:h text:style-name="P10" text:outline-level="1"><text:soft-page-break/>II. Mode manuel (10 pts)</text:h>
        </text:list-header>
      </text:list>
      <text:p text:style-name="P7"/>
      <text:p text:style-name="P7"><draw:frame draw:style-name="fr2" draw:name="images3" text:anchor-type="paragraph" svg:width="17cm" svg:height="15.212cm" draw:z-index="2"><draw:image xlink:href="Pictures/2000062400005CE00000531C767DC2E5.svm" xlink:type="simple" xlink:show="embed" xlink:actuate="onLoad"/></draw:frame></text:p>
      <text:list xml:id="list22298292" text:style-name="L4">
        <text:list-item>
          <text:p text:style-name="P5">On voit indiquer sur le capteur et le graphique 56%.</text:p>
        </text:list-item>
        <text:list-item>
          <text:p text:style-name="P5">oui car la consigne finit par être respectée.</text:p>
        </text:list-item>
      </text:list>
      <text:p text:style-name="P3">4.</text:p>
      <text:p text:style-name="P3">5.</text:p>
      <text:list xml:id="list22384401" text:style-name="L5">
        <text:list-item>
          <text:p text:style-name="P6">Le procédé est direc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</text:p>
      <text:list xml:id="list22653436" text:continue-numbering="true" text:style-name="L5">
        <text:list-header>
          <text:p text:style-name="P6"><draw:frame draw:style-name="fr3" draw:name="images4" text:anchor-type="paragraph" svg:width="15.995cm" svg:height="14.312cm" draw:z-index="3"><draw:image xlink:href="Pictures/20000E8600005CE00000531CB2E68098.svm" xlink:type="simple" xlink:show="embed" xlink:actuate="onLoad"/></draw:frame></text:p>
        </text:list-header>
      </text:list>
      <text:p text:style-name="P7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16T00:07:14.79</meta:creation-date>
    <dc:date>2019-09-16T02:43:32.56</dc:date>
    <meta:editing-duration>PT1H4M34S</meta:editing-duration>
    <meta:editing-cycles>3</meta:editing-cycles>
    <meta:generator>LibreOffice/3.3$Win32 LibreOffice_project/330m19$Build-202</meta:generator>
    <meta:document-statistic meta:table-count="0" meta:image-count="4" meta:object-count="0" meta:page-count="3" meta:paragraph-count="32" meta:word-count="157" meta:character-count="881"/>
  </office:meta>
</office:document-meta>
</file>